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0:Sheet1.AMJ70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42:48.336687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6-07T20:49:48.386141834</dc:date>
    <meta:editing-duration>P9DT6H19M56S</meta:editing-duration>
    <meta:editing-cycles>747</meta:editing-cycles>
    <meta:generator>LibreOffice/6.1.5.2$Linux_X86_64 LibreOffice_project/10$Build-2</meta:generator>
    <meta:document-statistic meta:table-count="1" meta:cell-count="6272" meta:object-count="0"/>
  </office:meta>
</office:document-meta>
</file>